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Курсив" style:font-family-generic="roman" style:font-pitch="variable"/>
    </style:style>
    <style:style style:name="T1" style:family="text">
      <style:text-properties fo:font-family="'Times New Roman'" style:font-style-name="Курсив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7.2cm" svg:height="17.3cm" svg:x="1.9cm" svg:y="5.8cm">
          <text:p/>
        </draw:rect>
        <draw:rect draw:style-name="gr2" draw:text-style-name="P1" draw:layer="layout" svg:width="6.1cm" svg:height="8.4cm" svg:x="2.9cm" svg:y="9.6cm">
          <text:p/>
        </draw:rect>
        <draw:rect draw:style-name="gr1" draw:text-style-name="P1" draw:layer="layout" svg:width="6.1cm" svg:height="8.4cm" svg:x="12.2cm" svg:y="9.6cm">
          <text:p/>
        </draw:rect>
        <draw:frame draw:style-name="gr3" draw:text-style-name="P2" draw:layer="layout" svg:width="3.66cm" svg:height="1.691cm" svg:x="8.7cm" svg:y="6.8cm">
          <draw:text-box>
            <text:p text:style-name="P2"><text:span text:style-name="T1">Компонент </text:span></text:p>
            <text:p text:style-name="P2"><text:span text:style-name="T1">«ПК»</text:span></text:p>
          </draw:text-box>
        </draw:frame>
        <draw:frame draw:style-name="gr3" draw:text-style-name="P2" draw:layer="layout" svg:width="4.168cm" svg:height="1.691cm" svg:x="3.901cm" svg:y="10.509cm">
          <draw:text-box>
            <text:p text:style-name="P1"><text:span text:style-name="T1">Компонент</text:span></text:p>
            <text:p text:style-name="P1"><text:span text:style-name="T1">«Программа»</text:span></text:p>
          </draw:text-box>
        </draw:frame>
        <draw:frame draw:style-name="gr3" draw:text-style-name="P2" draw:layer="layout" svg:width="4.498cm" svg:height="1.691cm" svg:x="13.1cm" svg:y="10.509cm">
          <draw:text-box>
            <text:p text:style-name="P1"><text:span text:style-name="T1">Компонент</text:span></text:p>
            <text:p text:style-name="P1"><text:span text:style-name="T1">«База данных»</text:span></text:p>
          </draw:text-box>
        </draw:frame>
        <draw:line draw:style-name="gr4" draw:text-style-name="P1" draw:layer="layout" svg:x1="9.2cm" svg:y1="13.5cm" svg:x2="12.1cm" svg:y2="1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1-19T22:53:14.83</meta:creation-date>
    <dc:date>2019-11-20T00:10:31.09</dc:date>
    <meta:editing-duration>PT1M6S</meta:editing-duration>
    <meta:editing-cycles>1</meta:editing-cycles>
    <meta:document-statistic meta:object-count="7"/>
    <meta:generator>OpenOffice/4.1.6$Win32 OpenOffice.org_project/416m1$Build-9790</meta:generator>
  </office:meta>
</office:document-meta>
</file>